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tantia" svg:font-family="Constant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tyle="italic" style:font-name-asian="F" style:font-style-asian="italic" style:font-name-complex="F" style:font-style-complex="italic"/>
    </style:style>
    <style:style style:name="P2" style:family="paragraph" style:parent-style-name="Heading_20_2">
      <style:paragraph-properties fo:margin-top="0cm" fo:margin-bottom="0cm" style:contextual-spacing="false" fo:break-before="page"/>
    </style:style>
    <style:style style:name="T1" style:family="text">
      <style:text-properties fo:font-weight="bold" style:font-weight-asian="bold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d942" style:font-weight-asian="normal" style:font-weight-complex="normal"/>
    </style:style>
    <style:style style:name="T4" style:family="text">
      <style:text-properties fo:font-weight="normal" officeooo:rsid="001dcbac" style:font-weight-asian="normal" style:font-weight-complex="normal"/>
    </style:style>
    <style:style style:name="T5" style:family="text">
      <style:text-properties style:font-name="Times New Roman" fo:font-style="italic" style:font-name-asian="F" style:font-style-asian="italic" style:font-name-complex="F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 loext:marker-style-name="T1"><text:span text:style-name="Strong_20_Emphasis"><text:span text:style-name="T1">Executive Summary</text:span></text:span><text:span text:style-name="T1"/></text:h>
      <text:p text:style-name="Standard" loext:marker-style-name="T2"><text:span text:style-name="Strong_20_Emphasis"><text:span text:style-name="T2">- </text:span></text:span><text:span text:style-name="Strong_20_Emphasis"><text:span text:style-name="T3">teaching computer architecture concepts to young children…</text:span></text:span></text:p>
      <text:p text:style-name="Standard" loext:marker-style-name="T2"><text:span text:style-name="Strong_20_Emphasis"><text:span text:style-name="T3">- we live in an ever more computer-heavy world</text:span></text:span></text:p>
      <text:p text:style-name="Standard" loext:marker-style-name="T2"><text:span text:style-name="Strong_20_Emphasis"><text:span text:style-name="T3">- an understanding of how computers work informs quality low-level code</text:span></text:span></text:p>
      <text:p text:style-name="Standard" loext:marker-style-name="T2"><text:span text:style-name="Strong_20_Emphasis"><text:span text:style-name="T3"/></text:span></text:p>
      <text:p text:style-name="Standard" loext:marker-style-name="T2"><text:span text:style-name="Strong_20_Emphasis"><text:span text:style-name="T3">- </text:span></text:span><text:span text:style-name="Strong_20_Emphasis"><text:span text:style-name="T4">teach sequencing</text:span></text:span></text:p>
      <text:p text:style-name="Standard" loext:marker-style-name="T2"><text:span text:style-name="Strong_20_Emphasis"><text:span text:style-name="T3"/></text:span></text:p>
      <text:p text:style-name="Standard" loext:marker-style-name="T2"><text:span text:style-name="Strong_20_Emphasis"><text:span text:style-name="T3">- teach music concepts </text:span></text:span><text:span text:style-name="Strong_20_Emphasis"><text:span text:style-name="T4">(beats, rests, rhythm...)</text:span></text:span></text:p>
      <text:h text:style-name="Heading_20_3" text:outline-level="3" loext:marker-style-name="T1"><text:span text:style-name="Strong_20_Emphasis"><text:span text:style-name="T1">Evaluation of Potential Opportunity</text:span></text:span><text:span text:style-name="T1"/></text:h>
      <text:h text:style-name="Heading_20_4" text:outline-level="4">Problem</text:h>
      <text:p text:style-name="Standard">Blah blah</text:p>
      <text:h text:style-name="Heading_20_4" text:outline-level="4">Audience</text:h>
      <text:p text:style-name="Standard">Blah blah</text:p>
      <text:h text:style-name="Heading_20_4" text:outline-level="4">Why now?</text:h>
      <text:p text:style-name="Standard">Blah blah</text:p>
      <text:h text:style-name="Heading_20_4" text:outline-level="4">Evidence &amp; Argument</text:h>
      <text:p text:style-name="Standard">Blah blah</text:p>
      <text:h text:style-name="Heading_20_3" text:outline-level="3">Value Proposition</text:h>
      <text:h text:style-name="Heading_20_4" text:outline-level="4">What is idea?</text:h>
      <text:p text:style-name="Standard">Blah blah</text:p>
      <text:h text:style-name="Heading_20_4" text:outline-level="4">How does it do it?</text:h>
      <text:p text:style-name="Standard">Blah blah</text:p>
      <text:h text:style-name="Heading_20_4" text:outline-level="4">Why valuable and for Who?</text:h>
      <text:p text:style-name="Standard">Blah blah</text:p>
      <text:h text:style-name="Heading_20_4" text:outline-level="4">Comparison to Others</text:h>
      <text:h text:style-name="Heading_20_3" text:outline-level="3">Impact Plan</text:h>
      <text:h text:style-name="Heading_20_4" text:outline-level="4">Steps</text:h>
      <text:p text:style-name="Standard">Blah blah</text:p>
      <text:h text:style-name="Heading_20_4" text:outline-level="4">Targeted impacts and by When?</text:h>
      <text:p text:style-name="Standard">Blah blah</text:p>
      <text:p text:style-name="P1" loext:marker-style-name="T5"/>
      <text:h text:style-name="P2" text:outline-level="2">Appendix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nstantia" svg:font-family="Constant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nstantia" fo:font-size="11pt" fo:language="en" fo:country="GB" style:letter-kerning="false" style:font-name-asian="Century Gothic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onstantia" fo:font-size="11pt" fo:language="en" fo:country="GB" style:letter-kerning="false" style:font-name-asian="Century Gothic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423cm" fo:margin-bottom="0.282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282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keep-together="always" fo:keep-with-next="always"/>
      <style:text-properties fo:color="#272727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keep-together="always" fo:keep-with-next="always"/>
      <style:text-properties fo:color="#272727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style:font-name="Times New Roman" fo:font-family="'Times New Roman'" style:font-family-generic="roman" style:font-pitch="variable" fo:font-size="20pt" fo:letter-spacing="-0.018cm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/>
      <style:text-properties fo:color="#595959" loext:opacity="100%" style:font-name="Times New Roman" fo:font-family="'Times New Roman'" style:font-family-generic="roman" style:font-pitch="variable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="Times New Roman" fo:font-family="'Times New Roman'" style:font-family-generic="roman" style:font-pitch="variabl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Century Gothic" fo:font-family="'Century Gothic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Century Gothic" fo:font-family="'Century Gothic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Century Gothic" fo:font-family="'Century Gothic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20pt" fo:letter-spacing="-0.018cm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Times New Roman" fo:font-family="'Times New Roman'" style:font-family-generic="roman" style:font-pitch="variable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style:font-name="Times New Roman" fo:font-family="'Times New Roman'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 style:font-name="Times New Roman" fo:font-family="'Times New Roman'" style:font-family-generic="roman" style:font-pitch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style:font-name="Times New Roman" fo:font-family="'Times New Roman'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T1" style:family="text">
      <style:text-properties style:font-name="Times New Roman" style:font-family-complex="'Times New Roman'" style:font-family-generic-complex="system" style:font-pitch-complex="variable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19/02/2026<text:tab/></text:span><text:span text:style-name="Title_20_Char">Curriculum Proposal</text:span><text:span text:style-name="MT1"><text:tab/>Finn Cooper</text:span></text:p>
        <text:p text:style-name="Header" loext:marker-style-name="MT1"><text:span text:style-name="MT1"><text:tab/><text:tab/>sd22404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inn Cooper</meta:initial-creator>
    <meta:editing-cycles>77</meta:editing-cycles>
    <meta:creation-date>2026-02-03T18:27:00</meta:creation-date>
    <dc:date>2026-02-11T13:27:16.091876050</dc:date>
    <meta:editing-duration>PT1H13M55S</meta:editing-duration>
    <meta:generator>LibreOffice/25.8.4.2$Linux_X86_64 LibreOffice_project/580$Build-2</meta:generator>
    <meta:document-statistic meta:table-count="0" meta:image-count="0" meta:object-count="0" meta:page-count="2" meta:paragraph-count="31" meta:word-count="102" meta:character-count="615" meta:non-whitespace-character-count="542"/>
    <meta:user-defined meta:name="AppVersion">16.0000</meta:user-defined>
    <meta:template xlink:type="simple" xlink:actuate="onRequest" xlink:title="Normal.dotm" xlink:href=""/>
  </office:meta>
</office:document-meta>
</file>